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Wingdings" style:font-name-asian="Wingdings" style:font-name-complex="Wingdings"/>
    </style:style>
    <style:style style:name="T3" style:parent-style-name="DefaultParagraphFont" style:family="text">
      <style:text-properties fo:font-weight="bold" style:font-weight-asian="bold" style:font-weight-complex="bold" fo:color="#FF0000"/>
    </style:style>
    <style:style style:name="T4" style:parent-style-name="DefaultParagraphFont" style:family="text">
      <style:text-properties fo:color="#FF0000"/>
    </style:style>
    <style:style style:name="T5" style:parent-style-name="DefaultParagraphFont" style:family="text">
      <style:text-properties fo:font-weight="bold" style:font-weight-asian="bold" style:font-weight-complex="bold" fo:color="#FF0000"/>
    </style:style>
    <style:style style:name="T6" style:parent-style-name="DefaultParagraphFont" style:family="text">
      <style:text-properties fo:font-weight="bold" style:font-weight-asian="bold" style:font-weight-complex="bold" fo:color="#FF0000"/>
    </style:style>
    <style:style style:name="T7" style:parent-style-name="DefaultParagraphFont" style:family="text">
      <style:text-properties fo:color="#FF0000"/>
    </style:style>
  </office:automatic-styles>
  <office:body>
    <office:text text:use-soft-page-breaks="true">
      <text:p text:style-name="P1">DEV RIP Environment Setup Requirements –</text:p>
      <text:p text:style-name="Normal"/>
      <text:p text:style-name="Normal">RIP<text:s/><text:span text:style-name="T2"></text:span><text:s/>Robotic Infrastructure provisioning Application is used to provision the on premise Hosts<text:s/></text:p>
      <text:p text:style-name="Normal"/>
      <text:p text:style-name="Normal">Login Functionality –<text:s/></text:p>
      <text:p text:style-name="Normal"><text:span text:style-name="T3">Not Working</text:span><text:span text:style-name="T4"><text:s/></text:span>– currently analysing the same.</text:p>
      <text:p text:style-name="Normal"/>
      <text:p text:style-name="Normal">OS version RHEL8 Addition –</text:p>
      <text:p text:style-name="Normal"><text:span text:style-name="T5">Not Implemented</text:span><text:s/>– Currently code analysis is in progress</text:p>
      <text:p text:style-name="Normal"/>
      <text:p text:style-name="Normal">Column addition to Requests page –</text:p>
      <text:p text:style-name="Normal"><text:span text:style-name="T6">Not Implemented</text:span><text:span text:style-name="T7"><text:s/></text:span>– Will work with Goutam to fix this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iyush Sinha Sinha</meta:initial-creator>
    <dc:creator>Piyush Sinha Sinha</dc:creator>
    <meta:creation-date>2022-05-17T09:40:00Z</meta:creation-date>
    <dc:date>2022-05-18T05:41:00Z</dc:date>
    <meta:template xlink:href="Normal" xlink:type="simple"/>
    <meta:editing-cycles>1</meta:editing-cycles>
    <meta:editing-duration>PT5880S</meta:editing-duration>
    <meta:document-statistic meta:page-count="1" meta:paragraph-count="1" meta:word-count="57" meta:character-count="382" meta:row-count="2" meta:non-whitespace-character-count="326"/>
  </office:meta>
</office:document-meta>
</file>